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Arial Unicode MS'"/>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3.741cm" fo:margin-right="0cm" fo:text-indent="0cm" style:auto-text-indent="false"/>
    </style:style>
    <style:style style:name="P2" style:family="paragraph" style:parent-style-name="Standard">
      <style:paragraph-properties fo:margin-left="3.741cm" fo:margin-right="0cm" fo:text-indent="0cm" style:auto-text-indent="false"/>
    </style:style>
    <style:style style:name="P3" style:family="paragraph" style:parent-style-name="Text_20_body" style:list-style-name="WW8Num1">
      <style:paragraph-properties fo:margin-left="2.494cm" fo:margin-right="0cm" fo:text-indent="-0.499cm" style:auto-text-indent="false">
        <style:tab-stops>
          <style:tab-stop style:position="2.494cm"/>
        </style:tab-stops>
      </style:paragraph-properties>
    </style:style>
    <style:style style:name="P4" style:family="paragraph" style:parent-style-name="Text_20_body" style:list-style-name="WW8Num1" style:master-page-name="Standard">
      <style:paragraph-properties fo:margin-left="2.494cm" fo:margin-right="0cm" fo:margin-top="0cm" fo:margin-bottom="0cm" fo:text-indent="-0.499cm" style:auto-text-indent="false" style:page-number="auto">
        <style:tab-stops>
          <style:tab-stop style:position="2.494cm"/>
        </style:tab-stops>
      </style:paragraph-properties>
    </style:style>
    <style:style style:name="P5" style:family="paragraph" style:parent-style-name="Text_20_body" style:list-style-name="WW8Num1">
      <style:paragraph-properties fo:margin-left="3.741cm" fo:margin-right="0cm" fo:text-indent="-0.499cm" style:auto-text-indent="false">
        <style:tab-stops>
          <style:tab-stop style:position="3.741cm"/>
        </style:tab-stops>
      </style:paragraph-properties>
    </style:style>
    <style:style style:name="P6" style:family="paragraph" style:parent-style-name="Text_20_body" style:list-style-name="WW8Num1">
      <style:paragraph-properties fo:margin-left="3.741cm" fo:margin-right="0cm" fo:margin-top="0cm" fo:margin-bottom="0cm" fo:text-indent="-0.499cm" style:auto-text-indent="false">
        <style:tab-stops>
          <style:tab-stop style:position="3.741cm"/>
        </style:tab-stops>
      </style:paragraph-properties>
    </style:style>
    <style:style style:name="P7" style:family="paragraph" style:parent-style-name="Text_20_body">
      <style:paragraph-properties fo:margin-left="3.741cm" fo:margin-right="0cm" fo:text-indent="0cm" style:auto-text-indent="false"/>
    </style:style>
    <style:style style:name="P8" style:family="paragraph" style:parent-style-name="Text_20_body" style:list-style-name="WW8Num1">
      <style:paragraph-properties fo:margin-left="4.988cm" fo:margin-right="0cm" fo:margin-top="0cm" fo:margin-bottom="0cm" fo:text-indent="-0.499cm" style:auto-text-indent="false">
        <style:tab-stops>
          <style:tab-stop style:position="4.988cm"/>
        </style:tab-stops>
      </style:paragraph-properties>
    </style:style>
    <style:style style:name="P9" style:family="paragraph" style:parent-style-name="Text_20_body" style:list-style-name="WW8Num1">
      <style:paragraph-properties fo:margin-left="6.235cm" fo:margin-right="0cm" fo:margin-top="0cm" fo:margin-bottom="0cm" fo:text-indent="-0.499cm" style:auto-text-indent="false">
        <style:tab-stops>
          <style:tab-stop style:position="6.235cm"/>
        </style:tab-stops>
      </style:paragraph-properties>
    </style:style>
    <style:style style:name="P10" style:family="paragraph" style:parent-style-name="Text_20_body" style:list-style-name="WW8Num1">
      <style:paragraph-properties fo:margin-left="7.482cm" fo:margin-right="0cm" fo:margin-top="0cm" fo:margin-bottom="0cm" fo:text-indent="-0.499cm" style:auto-text-indent="false">
        <style:tab-stops>
          <style:tab-stop style:position="7.482cm"/>
        </style:tab-stops>
      </style:paragraph-properties>
    </style:style>
    <style:style style:name="T1" style:family="text">
      <style:text-properties style:font-name-asian="Times New Roman" style:font-name-complex="Times New Roman"/>
    </style:style>
    <style:style style:name="T2" style:family="text">
      <style:text-properties style:use-window-font-color="true" style:font-name="Times New Roman" fo:font-size="12pt" fo:language="en" fo:country="US" style:letter-kerning="true" style:font-name-asian="Droid Sans Fallback1" style:font-size-asian="12pt" style:language-asian="zh" style:country-asian="CN" style:font-name-complex="Lohit Hindi2" style:font-size-complex="12pt" style:language-complex="hi" style:country-complex="IN"/>
    </style:style>
  </office:automatic-styles>
  <office:body>
    <office:text text:use-soft-page-breaks="true">
      <office:forms form:automatic-focus="false" form:apply-design-mode="false"/>
      <text:tracked-changes>
        <text:changed-region xml:id="ct133099200" text:id="ct133099200">
          <text:insertion>
            <office:change-info>
              <dc:creator>SWL-SACON-DST </dc:creator>
              <dc:date>2013-07-15T18:02:00</dc:date>
            </office:change-info>
          </text:insertion>
        </text:changed-region>
        <text:changed-region xml:id="ct133605872" text:id="ct133605872">
          <text:insertion>
            <office:change-info>
              <dc:creator>SWL-SACON-DST </dc:creator>
              <dc:date>2013-07-15T18:03:00</dc:date>
            </office:change-info>
          </text:insertion>
        </text:changed-region>
        <text:changed-region xml:id="ct132880848" text:id="ct132880848">
          <text:deletion>
            <office:change-info>
              <dc:creator>SWL-SACON-DST </dc:creator>
              <dc:date>2013-07-15T18:03:00</dc:date>
            </office:change-info>
            <text:p text:style-name="P1">it </text:p>
          </text:deletion>
        </text:changed-region>
        <text:changed-region xml:id="ct132531776" text:id="ct132531776">
          <text:insertion>
            <office:change-info>
              <dc:creator>SWL-SACON-DST </dc:creator>
              <dc:date>2013-07-15T18:04:00</dc:date>
            </office:change-info>
          </text:insertion>
        </text:changed-region>
        <text:changed-region xml:id="ct132860144" text:id="ct132860144">
          <text:deletion>
            <office:change-info>
              <dc:creator>SWL-SACON-DST </dc:creator>
              <dc:date>2013-07-15T18:04:00</dc:date>
            </office:change-info>
            <text:p text:style-name="P1">carbon cycle(1)</text:p>
          </text:deletion>
        </text:changed-region>
        <text:changed-region xml:id="ct133053312" text:id="ct133053312">
          <text:insertion>
            <office:change-info>
              <dc:creator>SWL-SACON-DST </dc:creator>
              <dc:date>2013-07-15T17:51:00</dc:date>
            </office:change-info>
          </text:insertion>
        </text:changed-region>
        <text:changed-region xml:id="ct101415648" text:id="ct101415648">
          <text:insertion>
            <office:change-info>
              <dc:creator>SWL-SACON-DST </dc:creator>
              <dc:date>2013-07-15T12:10:00</dc:date>
            </office:change-info>
          </text:insertion>
        </text:changed-region>
        <text:changed-region xml:id="ct106131040" text:id="ct106131040">
          <text:insertion>
            <office:change-info>
              <dc:creator>SWL-SACON-DST </dc:creator>
              <dc:date>2013-07-15T14:08:00</dc:date>
            </office:change-info>
          </text:insertion>
        </text:changed-region>
        <text:changed-region xml:id="ct100902400" text:id="ct100902400">
          <text:insertion>
            <office:change-info>
              <dc:creator>SWL-SACON-DST </dc:creator>
              <dc:date>2013-07-15T12:12:00</dc:date>
            </office:change-info>
          </text:insertion>
        </text:changed-region>
        <text:changed-region xml:id="ct101127856" text:id="ct101127856">
          <text:insertion>
            <office:change-info>
              <dc:creator>SWL-SACON-DST </dc:creator>
              <dc:date>2013-07-15T12:13:00</dc:date>
            </office:change-info>
          </text:insertion>
        </text:changed-region>
        <text:changed-region xml:id="ct43916704" text:id="ct43916704">
          <text:insertion>
            <office:change-info>
              <dc:creator>SWL-SACON-DST </dc:creator>
              <dc:date>2013-07-15T12:20:00</dc:date>
            </office:change-info>
          </text:insertion>
        </text:changed-region>
        <text:changed-region xml:id="ct106888688" text:id="ct106888688">
          <text:insertion>
            <office:change-info>
              <dc:creator>SWL-SACON-DST </dc:creator>
              <dc:date>2013-07-15T14:32:00</dc:date>
            </office:change-info>
          </text:insertion>
        </text:changed-region>
        <text:changed-region xml:id="ct123133008" text:id="ct123133008">
          <text:insertion>
            <office:change-info>
              <dc:creator>SWL-SACON-DST </dc:creator>
              <dc:date>2013-07-15T18:55:00</dc:date>
            </office:change-info>
          </text:insertion>
        </text:changed-region>
        <text:changed-region xml:id="ct41181168" text:id="ct41181168">
          <text:insertion>
            <office:change-info>
              <dc:creator>SWL-SACON-DST </dc:creator>
              <dc:date>2013-07-15T14:20:00</dc:date>
            </office:change-info>
          </text:insertion>
        </text:changed-region>
        <text:changed-region xml:id="ct106763392" text:id="ct106763392">
          <text:insertion>
            <office:change-info>
              <dc:creator>SWL-SACON-DST </dc:creator>
              <dc:date>2013-07-15T17:00:00</dc:date>
            </office:change-info>
          </text:insertion>
        </text:changed-region>
        <text:changed-region xml:id="ct110624224" text:id="ct110624224">
          <text:insertion>
            <office:change-info>
              <dc:creator>SWL-SACON-DST </dc:creator>
              <dc:date>2013-07-15T17:01:00</dc:date>
            </office:change-info>
          </text:insertion>
        </text:changed-region>
        <text:changed-region xml:id="ct105546352" text:id="ct105546352">
          <text:insertion>
            <office:change-info>
              <dc:creator>SWL-SACON-DST </dc:creator>
              <dc:date>2013-07-15T17:02:00</dc:date>
            </office:change-info>
          </text:insertion>
        </text:changed-region>
        <text:changed-region xml:id="ct132754160" text:id="ct132754160">
          <text:insertion>
            <office:change-info>
              <dc:creator>SWL-SACON-DST </dc:creator>
              <dc:date>2013-07-15T19:58:00</dc:date>
            </office:change-info>
          </text:insertion>
        </text:changed-region>
        <text:changed-region xml:id="ct41191696" text:id="ct41191696">
          <text:insertion>
            <office:change-info>
              <dc:creator>SWL-SACON-DST </dc:creator>
              <dc:date>2013-07-15T19:39:00</dc:date>
            </office:change-info>
          </text:insertion>
        </text:changed-region>
        <text:changed-region xml:id="ct132765664" text:id="ct132765664">
          <text:insertion>
            <office:change-info>
              <dc:creator>SWL-SACON-DST </dc:creator>
              <dc:date>2013-07-15T19:40:00</dc:date>
            </office:change-info>
          </text:insertion>
        </text:changed-region>
        <text:changed-region xml:id="ct132941152" text:id="ct132941152">
          <text:insertion>
            <office:change-info>
              <dc:creator>SWL-SACON-DST </dc:creator>
              <dc:date>2013-07-15T1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16368663" text:style-name="WW8Num1">
        <text:list-item>
          <text:list>
            <text:list-item>
              <text:p text:style-name="P4">Chipkowetlands </text:p>
              <text:list>
                <text:list-item>
                  <text:p text:style-name="P5">Judges </text:p>
                </text:list-item>
              </text:list>
            </text:list-item>
          </text:list>
        </text:list-item>
      </text:list>
      <text:p text:style-name="P1">Nice and innovative approach. More educational oriented than for city leaders and officials but it would be a good way to raise awareness on the importance of wetlands. Is this is feasible project – can the implementation phased be more clearly articulated in the next iteration? </text:p>
      <text:list xml:id="list964234882" text:continue-numbering="true" text:style-name="WW8Num1">
        <text:list-item>
          <text:list>
            <text:list-item>
              <text:list>
                <text:list-item>
                  <text:p text:style-name="P5">Pitch </text:p>
                </text:list-item>
              </text:list>
            </text:list-item>
          </text:list>
        </text:list-item>
      </text:list>
      <text:p text:style-name="P1">A virtual globe based simulation game for awareness on potential adaptive and mitigation capacity of wetlands in urban spaces- </text:p>
      <text:list xml:id="list1170795093" text:continue-numbering="true" text:style-name="WW8Num1">
        <text:list-item>
          <text:list>
            <text:list-item>
              <text:list>
                <text:list-item>
                  <text:p text:style-name="P5">Summary </text:p>
                </text:list-item>
              </text:list>
            </text:list-item>
          </text:list>
        </text:list-item>
      </text:list>
      <text:p text:style-name="P1"> Wetlands ecosystems such as rivers, lakes, marshes, riced fields and coastal areas are important carbon reservoirs. Covering about 6% of earth's land surface area, <text:change-start text:change-id="ct133099200"/>it influence hydrological cycl<text:change-end text:change-id="ct133099200"/><text:change-start text:change-id="ct133605872"/>e and <text:change-end text:change-id="ct133605872"/><text:change text:change-id="ct132880848"/><text:change-start text:change-id="ct132531776"/>carbon cycle(1).<text:change-end text:change-id="ct132531776"/>stores 12% of global carbon pool thus effectively influencing the <text:change text:change-id="ct132860144"/>. These systems are highly dynamic, having complex multilevel interactions and undergoes rapid fluctuation of carbon sink or source duality based on major hydrological regime. The ongoing massive destruction and degradation of these systems further aggravate those characteristics and made them as important driver and uncertainty element in climate change predictions and assessment. Hence it is increasingly stressed out for wider understanding of these systems through continuous monitoring and assessment for better management(2). </text:p>
      <text:p text:style-name="P1">Simulation games are increasingly used as a education tools for explaining the complex phenomenons. Blended with problem solving of real life feature and motivations of play, simulation games are great tools to create awareness and apprehension about the features like wetland ecosystems and its innumerable interactions(3). The integration of the simulation with virtual globe application such as World Wind, Bhuvan, Google Earth, it could facilitate the comprehension of wetland ecosystems with its all real world interactions and complexity. Virtual globe provides extensive and fine scale satellite imageries of earth at free of cost for non commercial purposes. It offers open source code to develop applications above that as well as different overlays especially topographic data (Digital Elevation Models) most useful for the simulation game with wetlands. </text:p>
      <text:p text:style-name="P1"/>
      <text:p text:style-name="P1"><text:change-start text:change-id="ct133053312"/>F<text:change-end text:change-id="ct133053312"/><text:change-start text:change-id="ct101415648"/>lood, drought and sea level rise are to be the major problems a urban area going to face <text:s/>by climate change. <text:change-end text:change-id="ct101415648"/><text:change-start text:change-id="ct106131040"/>Naturally w<text:change-end text:change-id="ct106131040"/><text:change-start text:change-id="ct100902400"/>etland syst<text:change-end text:change-id="ct100902400"/><text:change-start text:change-id="ct101127856"/>ems including <text:s/>rivers, lakes, marshes, and coastal areas<text:change-end text:change-id="ct101127856"/><text:change-start text:change-id="ct43916704"/> are basic infrastructures alleviating these problems. So any enhancement in terms of better management, better planning <text:s/>of these resources related with urban area will be acting as adaptive solution and driver to make cities more resilient against climate <text:span text:style-name="T2">change</text:span>. <text:s text:c="5"/><text:change-end text:change-id="ct43916704"/><text:change-start text:change-id="ct106888688"/></text:p>
      <text:p text:style-name="P1"/>
      <text:p text:style-name="P1">This proposal is intended to create awareness on this relationship between cities and wetlands systems by making a playable game Chipko wetlands. The game challenges players to embrace wetlands system against simulated climate <text:span text:style-name="T2">change</text:span> scenarios in virtual globe environment (Such as Google earth, <text:s/>etc) to make <text:span text:style-name="T2">their</text:span> <text:soft-page-break/>chosen urban area more resilient.</text:p>
      <text:p text:style-name="P1"/>
      <text:p text:style-name="P1"/>
      <text:p text:style-name="P1"/>
      <text:p text:style-name="P1"/>
      <text:p text:style-name="P1"/>
      <text:p text:style-name="P1"/>
      <text:p text:style-name="P1">In the long run, from the players collective <text:s/>to make the game as a training, planning and management tool by players collective intelligence <text:s text:c="3"/><text:change-end text:change-id="ct106888688"/><text:change-start text:change-id="ct123133008"/></text:p>
      <text:p text:style-name="P1"/>
      <text:p text:style-name="P1">Flood, drought or sea level rise are to be the major problems a urban area going to face by climate change(1,2). Naturally wetland systems including rivers, lakes, marshes, and coastal areas are basic infrastructures alleviating these problems(3,4). Any enhancement in terms of better management, better planning of these resources related with urban area will be a adaptive solution and driver to make cities more resilient against climate change.</text:p>
      <text:p text:style-name="Text_20_body">This proposal is intended to create awareness on this relationship of cities and wetlands systems by making a playable game Chipko wetlands. The game challenges players to embrace wetland system against simulated climate change scenarios in virtual globe (Such as <text:a xlink:type="simple" xlink:href="http://www.google.com/earth/download-earth.html" office:target-frame-name="_blank" xlink:show="new">Google Earth</text:a>, <text:a xlink:type="simple" xlink:href="http://goworldwind.org/" office:target-frame-name="_blank" xlink:show="new">World Wind</text:a>, <text:a xlink:type="simple" xlink:href="http://goworldwind.org/" office:target-frame-name="_blank" xlink:show="new">Bhuvan</text:a> etc) to make their chosen urban area more resilient. Blended with problem solving and motivations of play, simulation games can generate enough interest and act as an important awareness creation tool (5). </text:p>
      <text:p text:style-name="P1"><text:change-end text:change-id="ct123133008"/><text:change-start text:change-id="ct41181168"/></text:p>
      <text:p text:style-name="P1"/>
      <text:p text:style-name="P1"><text:change-end text:change-id="ct41181168"/></text:p>
      <text:list xml:id="list2160642615" text:continue-numbering="true" text:style-name="WW8Num1">
        <text:list-item>
          <text:list>
            <text:list-item>
              <text:list>
                <text:list-item>
                  <text:p text:style-name="P5">Category of the action </text:p>
                </text:list-item>
              </text:list>
            </text:list-item>
          </text:list>
        </text:list-item>
      </text:list>
      <text:p text:style-name="P1">Urban adaptation </text:p>
      <text:list xml:id="list1979490788" text:continue-numbering="true" text:style-name="WW8Num1">
        <text:list-item>
          <text:list>
            <text:list-item>
              <text:list>
                <text:list-item>
                  <text:p text:style-name="P5">What actions do you propose? </text:p>
                </text:list-item>
              </text:list>
            </text:list-item>
          </text:list>
        </text:list-item>
      </text:list>
      <text:p text:style-name="P1">    Develop the game. </text:p>
      <text:p text:style-name="P1">    Popularize the game as an activity for world wetland day celebrations. </text:p>
      <text:p text:style-name="P1">The game: <text:change-start text:change-id="ct106763392"/></text:p>
      <text:p text:style-name="P1"/>
      <text:p text:style-name="P1">Images</text:p>
      <text:p text:style-name="P1"/>
      <text:p text:style-name="P1">Step1: Ch<text:change-end text:change-id="ct106763392"/><text:change-start text:change-id="ct110624224"/>oose city</text:p>
      <text:p text:style-name="P1">Step2: Demarcate wetlands </text:p>
      <text:p text:style-name="P1">Step3: Model the system</text:p>
      <text:p text:style-name="P1"><text:soft-page-break/>Step4: Test the model</text:p>
      <text:p text:style-name="P1">Step<text:change-end text:change-id="ct110624224"/><text:change-start text:change-id="ct105546352"/>5: Play<text:change-end text:change-id="ct105546352"/><text:change-start text:change-id="ct132754160"/> with simulations<text:change-end text:change-id="ct132754160"/><text:change-start text:change-id="ct41191696"/></text:p>
      <text:p text:style-name="P1"/>
      <text:p text:style-name="P1">Action1:</text:p>
      <text:p text:style-name="P1"><text:change-end text:change-id="ct41191696"/><text:change-start text:change-id="ct132765664"/>The game:</text:p>
      <text:p text:style-name="P2"><text:bookmark text:name="A2008:j_idt5:j_idt945:j_idt995:j_idt1023:j_idt1024:2:j_idt1026"/><text:change-end text:change-id="ct132765664"/><text:change-start text:change-id="ct132941152"/>The game comprised of five steps, which will be running for 15 days duration in virtual globe. </text:p>
      <text:p text:style-name="P2">Step1: Choose city</text:p>
      <text:p text:style-name="P2">The city where the player residing or likes most, the boundary will be urban administrative boundary.</text:p>
      <text:p text:style-name="P1">Step2: Demarcate wetlands </text:p>
      <text:p text:style-name="P1">Every urban area is dependent of fresh water source and drainage facility. Wetland systems are catering these needs. Players have to demarcate these systems, aka Chipko wetalnds/Hug the wetlands. It will be mostly of catchment (rivers/streams, lakes) demarcation. </text:p>
      <text:p text:style-name="P1">Step3: Model the system</text:p>
      <text:p text:style-name="P1">Using the various prebuild hydrological models (viz., ground water simulation models, <text:s/>Runoff models, Sea level rise models) players have to create composite 3D representation of wetland systems in <text:span text:style-name="T2">their</text:span> urban area. This will be a important step, since this determines the adaptation or resilience of players urban area against various climate change scenarios.</text:p>
      <text:p text:style-name="P1">Step4: Test the model</text:p>
      <text:p text:style-name="P1">This steps helps to make sure the created model is adapting to eventualities of climate change scenario by experimenting with various intense scenarios of flood, drought or sea level rise. </text:p>
      <text:p text:style-name="P1">Step5: Play with simulations</text:p>
      <text:p text:style-name="P1">After the four steps of model creation and experimentation, players have to expose <text:span text:style-name="T2">their city wetland system model with climate change scenarios where they have no control over. Up to fourth step the game will be running for 10 days and the fifth step will be for 5 days in which a total of 100 years of climate change scenario will be running for 5 days in virtual globe. </text:span></text:p>
      <text:p text:style-name="P1"/>
      <text:p text:style-name="P2"><text:s/></text:p>
      <text:p text:style-name="P1"><text:change-end text:change-id="ct132941152"/></text:p>
      <text:p text:style-name="P1">Chipko wetlands is an environmental simulation game in virtual globe (VG). The goal of the game is of two task, one is to increase the adaptation and mitigation capacity of urban area from wetland and second is to found the maladaptation and bogus/ inferior mitigation claims around the game VG. The task revolves around demarcate wetland - draw a polygon shape around wetland in VG and simulate the adaptation and mitigation potential for the players urban area from the demarcated wetland. The wetland can be on site of the players urban area or can be remote. The virtual globe of the game is having a different set of law, <text:soft-page-break/>main one is ownership in VG is limited to a urban circle of area 40-50 Sq Km. Instead of owning the land, players can adopt unlimited land (here wetlands) for the sake of players urban area, also the single wetland can be adopted by multiple players linked to particular urban area. Second task of finding maladaptation can be carried out by reviewing the other players urban and adopted wetland status by proving the real facts. From both the task player gets power to sustain her/his urban area against the all odds of ongoing different climate change scenario in VG. </text:p>
      <text:p text:style-name="P1">Objectives for developing the game </text:p>
      <text:p text:style-name="P1">    To give an understanding to the player about potential of wetland as adaptation and mitigation tools against climate change. </text:p>
      <text:p text:style-name="P1">    To explore the usability of game play for science, usability of tags, pattern identification made during the game play for better understanding of these ecosystems. </text:p>
      <text:list xml:id="list1890384750" text:continue-numbering="true" text:style-name="WW8Num1">
        <text:list-item>
          <text:list>
            <text:list-item>
              <text:list>
                <text:list-item>
                  <text:p text:style-name="P5">Who will take these actions? </text:p>
                </text:list-item>
              </text:list>
            </text:list-item>
          </text:list>
        </text:list-item>
      </text:list>
      <text:p text:style-name="P1">The actions involves game development and popularization. After initial development being in public domain it can be used as an education tool by schools and NGOs. </text:p>
      <text:list xml:id="list837465736" text:continue-numbering="true" text:style-name="WW8Num1">
        <text:list-item>
          <text:list>
            <text:list-item>
              <text:list>
                <text:list-item>
                  <text:p text:style-name="P5">Where will these actions be taken? </text:p>
                </text:list-item>
              </text:list>
            </text:list-item>
          </text:list>
        </text:list-item>
      </text:list>
      <text:p text:style-name="P1">Internet </text:p>
      <text:list xml:id="list867336663" text:continue-numbering="true" text:style-name="WW8Num1">
        <text:list-item>
          <text:list>
            <text:list-item>
              <text:list>
                <text:list-item>
                  <text:p text:style-name="P5">What are other key benefits? </text:p>
                </text:list-item>
              </text:list>
            </text:list-item>
          </text:list>
        </text:list-item>
      </text:list>
      <text:p text:style-name="P1"> Resource Monitoring: </text:p>
      <text:p text:style-name="P1">The game can be act as an resource monitoring tool. The virtual globe satellite imageries are updated frequently and it also shows the archived imageries, which can be act as mechanical turk based monitoring of the earth surface emphasizing the wetlands ecosystems. </text:p>
      <text:p text:style-name="P1">Participatory modeling(4): </text:p>
      <text:p text:style-name="P1">Legal actions: </text:p>
      <text:p text:style-name="P1">One of the major challenges of wetlands facing is the progressive encroachments. The main activity of game demarcation and simulation of the wetland ecosystem features give important tool for temporal monitoring of the wetland boundary encroachment. It gives further opportunity to take legal action with monitoring evidence against encroacher. </text:p>
      <text:p text:style-name="P1">Ecological engineering: </text:p>
      <text:p text:style-name="P1">It can give tools for generating new ecological engineering options which can be simulated in the game console and have deliberation of the stakeholders to try it out in the field. </text:p>
      <text:list xml:id="list1670612105" text:continue-numbering="true" text:style-name="WW8Num1">
        <text:list-item>
          <text:list>
            <text:list-item>
              <text:list>
                <text:list-item>
                  <text:p text:style-name="P6">What are the proposal’s costs? </text:p>
                </text:list-item>
                <text:list-item>
                  <text:p text:style-name="P6">Time line </text:p>
                </text:list-item>
                <text:list-item>
                  <text:p text:style-name="P5">Related proposals </text:p>
                </text:list-item>
              </text:list>
            </text:list-item>
          </text:list>
        </text:list-item>
      </text:list>
      <text:p text:style-name="P1"><text:soft-page-break/> Close relatives: </text:p>
      <text:p text:style-name="P1">In Geoengineering cateogary </text:p>
      <text:p text:style-name="P1">Remote sensing gases and land use via hyperspectral satellites- Link </text:p>
      <text:p text:style-name="P1">Geothermal mapping- Link </text:p>
      <text:p text:style-name="P1">Distant relatives: </text:p>
      <text:p text:style-name="P1">In Geoengineering cateogary </text:p>
      <text:p text:style-name="P1">Lake Sealing- Link </text:p>
      <text:p text:style-name="P1">Aquatic Strata Mixing- Link </text:p>
      <text:list xml:id="list2104220685" text:continue-numbering="true" text:style-name="WW8Num1">
        <text:list-item>
          <text:list>
            <text:list-item>
              <text:list>
                <text:list-item>
                  <text:p text:style-name="P5">References </text:p>
                </text:list-item>
              </text:list>
            </text:list-item>
          </text:list>
        </text:list-item>
      </text:list>
      <text:p text:style-name="P1">    Erwin, Kevin L. 2009. “Wetlands and Global Climate Change : the Role of Wetland Restoration in a Changing World.” WETLANDS ECOLOGY AND MANAGEMENT 17: 71–84. doi:10.1007/s11273-008-9119-1. </text:p>
      <text:p text:style-name="P1">    Millennium Ecosystem Assessment, . ECOSYSTEMS AND HUMAN WELL-BEING: WETLANDS AND WATER Synthesis. World Resources Institute, Washington, DC </text:p>
      <text:p text:style-name="P1">    Göknur, Kaplan Akilli. 2007. “Games and Simulations: A New Approach in Education?” In Games and Simulations in Online Learning : Research and Development Framework, ed. David Gibson, Clark Aldrich, and Marc Prensky, 1–421. Information Science Publishing. </text:p>
      <text:p text:style-name="P1">    Ritzema, Henk, Jochen Froebrich, Ramakrishna Raju, Ch. Sreenivas, and Rob Kselik. 2010. “Using Participatory Modelling to Compensate for Data Scarcity in Environmental Planning: A Case Study from India.” Environmental Modelling &amp; Software 25 (11) (November): 1450–1458. </text:p>
      <text:p text:style-name="P1"> <text:span text:style-name="T1"> </text:span></text:p>
      <text:p text:style-name="P1">This proposal is part of project- Tools for environmental education, catalyzed and supported by RVPSP, DST, New Delhi through a science communication fellowship to Nishadh.K.A. under the guidance of Dr.P.A.Azeez, SACON </text:p>
      <text:list xml:id="list1284625590" text:continue-numbering="true" text:style-name="WW8Num1">
        <text:list-item>
          <text:list>
            <text:list-item>
              <text:list>
                <text:list-item>
                  <text:p text:style-name="P6">IMprovments </text:p>
                  <text:list>
                    <text:list-item>
                      <text:p text:style-name="P8">Theortecial feasibility </text:p>
                      <text:list>
                        <text:list-item>
                          <text:p text:style-name="P9">MIT study on climate adaptation </text:p>
                        </text:list-item>
                        <text:list-item>
                          <text:p text:style-name="P9">Drought and flood </text:p>
                        </text:list-item>
                        <text:list-item>
                          <text:p text:style-name="P9">So mind the hydrology </text:p>
                        </text:list-item>
                      </text:list>
                    </text:list-item>
                    <text:list-item>
                      <text:p text:style-name="P8">Techical feasibility </text:p>
                      <text:list>
                        <text:list-item>
                          <text:p text:style-name="P9">ROMA, R hydrology, google IPCC, DEM, LULC, </text:p>
                          <text:list>
                            <text:list-item>
                              <text:p text:style-name="P10">Game emchanics </text:p>
                            </text:list-item>
                            <text:list-item>
                              <text:p text:style-name="P10">Game intelligence </text:p>
                            </text:list-item>
                          </text:list>
                        </text:list-item>
                      </text:list>
                    </text:list-item>
                    <text:list-item>
                      <text:p text:style-name="P8">implementation feasibilty </text:p>
                      <text:list>
                        <text:list-item>
                          <text:p text:style-name="P9">Researching on the game </text:p>
                        </text:list-item>
                        <text:list-item>
                          <text:p text:style-name="P9">Propogation </text:p>
                        </text:list-item>
                      </text:list>
                    </text:list-item>
                    <text:list-item>
                      <text:p text:style-name="P8">game </text:p>
                      <text:list>
                        <text:list-item>
                          <text:p text:style-name="P9"><text:soft-page-break/>choose urban area </text:p>
                        </text:list-item>
                        <text:list-item>
                          <text:p text:style-name="P9">Demaracte wetlands </text:p>
                        </text:list-item>
                        <text:list-item>
                          <text:p text:style-name="P9">Model the drainage system </text:p>
                        </text:list-item>
                        <text:list-item>
                          <text:p text:style-name="P9">Test different simulations </text:p>
                        </text:list-item>
                        <text:list-item>
                          <text:p text:style-name="P9"/>
                        </text:list-item>
                      </text:list>
                    </text:list-item>
                  </text:list>
                </text:list-item>
              </text:list>
            </text:list-item>
            <text:list-item>
              <text:p text:style-name="P3">The competition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Arial Unicode MS'"/>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WW8Num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L-SACON-DST </meta:initial-creator>
    <meta:creation-date>2013-07-15T05:43:28</meta:creation-date>
    <meta:editing-duration>P15824DT17H31M44S</meta:editing-duration>
    <meta:generator>LibreOffice/3.5$Linux_X86_64 LibreOffice_project/350m1$Build-2</meta:generator>
    <meta:document-statistic meta:table-count="0" meta:image-count="0" meta:object-count="0" meta:page-count="6" meta:paragraph-count="93" meta:word-count="1588" meta:character-count="10342" meta:non-whitespace-character-count="8749"/>
    <meta:user-defined meta:name="Info 1"/>
    <meta:user-defined meta:name="Info 2"/>
    <meta:user-defined meta:name="Info 3"/>
    <meta:user-defined meta:name="Info 4"/>
  </office:meta>
</office:document-meta>
</file>